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B0000023C439A5EB9493104B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xe1" text:anchor-type="char" svg:width="17cm" svg:height="11.989cm" draw:z-index="0"><draw:image xlink:href="Pictures/100000000000032B0000023C439A5EB9493104B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29T21:22:39.452000000</meta:creation-date>
    <dc:date>2023-03-29T21:23:48.788000000</dc:date>
    <meta:editing-duration>PT1M9S</meta:editing-duration>
    <meta:editing-cycles>1</meta:editing-cycles>
    <meta:generator>LibreOffice/7.3.4.2$Windows_X86_64 LibreOffice_project/728fec16bd5f605073805c3c9e7c4212a0120dc5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